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ExceptionResolver.handleBindException( Bin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TypeMismatch( TypeMismatch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NoHandlerFoundException( NoHandlerFoun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HttpMessageNotReadable( HttpMessageNotReadable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HttpMediaTypeNotAcceptable( HttpMediaTypeNotAcceptable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doResolveException( HttpServletRequest request , HttpServletResponse response , @ Nullable Object handler , Exception ex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">
            <text:p text:style-name="Table_20_Contents">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DefaultHandlerExceptionResolver.handleAsyncRequestTimeoutException( AsyncRequestTimeout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handleMissingServletRequestPartException( MissingServletRequestPart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handleErrorResponse( ErrorResponse errorResponse , HttpServletRequest request , HttpServletResponse response , @ Nullable Object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HandlerExceptionResolver.handleHttpMessageNotWritable( HttpMessageNotWritable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MethodArgumentNotValidException( MethodArgumentNotVali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DefaultHandler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ServletRequestBindingException( ServletRequestBinding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handleConversionNotSupported( ConversionNotSupporte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MissingPathVariable( MissingPathVariable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handleMissingServletRequestParameter( MissingServletRequestParameter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handleHttpMediaTypeNotSupported( HttpMediaTypeNotSupporte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ExceptionResolver.sendServerError( Exception ex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HandlerExceptionResolver.handleHttpRequestMethodNotSupported( HttpRequestMethodNotSupported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